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b23" officeooo:paragraph-rsid="0008fb23"/>
    </style:style>
    <style:style style:name="P2" style:family="paragraph" style:parent-style-name="Standard">
      <style:text-properties fo:font-weight="bold" officeooo:rsid="0008fb23" officeooo:paragraph-rsid="0008fb23" style:font-weight-asian="bold" style:font-weight-complex="bold"/>
    </style:style>
    <style:style style:name="P3" style:family="paragraph" style:parent-style-name="Standard">
      <style:text-properties fo:font-weight="bold" officeooo:rsid="000b6fab" officeooo:paragraph-rsid="000b6fab" style:font-weight-asian="bold" style:font-weight-complex="bold"/>
    </style:style>
    <style:style style:name="P4" style:family="paragraph" style:parent-style-name="Standard">
      <style:text-properties fo:font-weight="bold" officeooo:rsid="000ca5f3" officeooo:paragraph-rsid="000ca5f3" style:font-weight-asian="bold" style:font-weight-complex="bold"/>
    </style:style>
    <style:style style:name="P5" style:family="paragraph" style:parent-style-name="Standard">
      <style:text-properties fo:font-size="14pt" fo:font-weight="bold" officeooo:rsid="0008fb23" officeooo:paragraph-rsid="0008fb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ade87" officeooo:paragraph-rsid="000ade87"/>
    </style:style>
    <style:style style:name="P7" style:family="paragraph" style:parent-style-name="Standard">
      <style:text-properties officeooo:rsid="000b6fab" officeooo:paragraph-rsid="000b6fab"/>
    </style:style>
    <style:style style:name="P8" style:family="paragraph" style:parent-style-name="Standard">
      <style:text-properties fo:font-weight="normal" officeooo:rsid="000b6fab" officeooo:paragraph-rsid="000b6fa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r static library</text:p>
      <text:p text:style-name="P1"/>
      <text:p text:style-name="P1"/>
      <text:p text:style-name="P2">ldd main result in :</text:p>
      <text:p text:style-name="P1"/>
      <text:p text:style-name="P1"><text:tab/>linux-vdso.so.1 (0x00007ffce1927000)</text:p>
      <text:p text:style-name="P1"><text:tab/>libc.so.6 =&gt; /lib/x86_64-linux-gnu/libc.so.6 (0x00007f3024200000)</text:p>
      <text:p text:style-name="P1"><text:tab/>/lib64/ld-linux-x86-64.so.2 (0x00007f30244f2000)</text:p>
      <text:p text:style-name="P1"/>
      <text:p text:style-name="P1">there is no dynamic library which executable needs during runtime</text:p>
      <text:p text:style-name="P1"/>
      <text:p text:style-name="P2">file main result in :</text:p>
      <text:p text:style-name="P1"/>
      <text:p text:style-name="P1">main: ELF 64-bit LSB executable, x86-64, version 1 (GNU/Linux), statically linked, BuildID[sha1]=aa8102d65c6ec27dab4bb303f32145c9c7a93dcf, for GNU/Linux 3.2.0, not stripped</text:p>
      <text:p text:style-name="P1"/>
      <text:p text:style-name="P6">the file is statically linked during compilation time </text:p>
      <text:p text:style-name="P1"/>
      <text:p text:style-name="P1"/>
      <text:p text:style-name="P3">objdump main result in:</text:p>
      <text:p text:style-name="P7"/>
      <text:p text:style-name="P7">1- all symbols in the symbol table is allocated in a specific section and there is not UND in the result executable</text:p>
      <text:p text:style-name="P7">2- there is no dynamic symbol table could be generated in this case</text:p>
      <text:p text:style-name="P7">3- there size of disassembly is significantly large</text:p>
      <text:p text:style-name="P7">4- also the header is large in size</text:p>
      <text:p text:style-name="P1"/>
      <text:p text:style-name="P4">the size is : 880K</text:p>
      <text:p text:style-name="P1"/>
      <text:p text:style-name="P1"/>
      <text:p text:style-name="P5">For dynamic library</text:p>
      <text:p text:style-name="P1"/>
      <text:p text:style-name="P2">ldd main result in :</text:p>
      <text:p text:style-name="P1"/>
      <text:p text:style-name="P1"><text:tab/>linux-vdso.so.1 (0x00007ffeebfb8000)</text:p>
      <text:p text:style-name="P1">******libmath.so =&gt; ./lib/libmath.so (0x00007f88847d6000)*******</text:p>
      <text:p text:style-name="P1"><text:tab/>libc.so.6 =&gt; /lib/x86_64-linux-gnu/libc.so.6 (0x00007f8884400000)</text:p>
      <text:p text:style-name="P1"><text:tab/>/lib64/ld-linux-x86-64.so.2 (0x00007f88847e2000)</text:p>
      <text:p text:style-name="P1"/>
      <text:p text:style-name="P1"/>
      <text:p text:style-name="P1">This is the dynamic library which the main depend on</text:p>
      <text:p text:style-name="P1"/>
      <text:p text:style-name="P2">file main result in :</text:p>
      <text:p text:style-name="P1"/>
      <text:p text:style-name="P1">main: ELF 64-bit LSB pie executable, x86-64, version 1 (SYSV), dynamically linked, interpreter /lib64/ld-linux-x86-64.so.2, BuildID[sha1]=eab2a5b7143127ee00792c02fbe155ed01a4fe78, for GNU/Linux 3.2.0, not stripped</text:p>
      <text:p text:style-name="P1"/>
      <text:p text:style-name="P1">this shows that this executable is dynamically linked in the runtime</text:p>
      <text:p text:style-name="P1"/>
      <text:p text:style-name="P1"/>
      <text:p text:style-name="P1"/>
      <text:p text:style-name="P1"><text:soft-page-break/></text:p>
      <text:p text:style-name="P3">objdump main result in:</text:p>
      <text:p text:style-name="P8"><text:s/></text:p>
      <text:p text:style-name="P8">1- there is UND symbol in the result symbol tabel</text:p>
      <text:p text:style-name="P8">2- there is dynamic symbol table </text:p>
      <text:p text:style-name="P8">3- the size of the disassembly is significantly small</text:p>
      <text:p text:style-name="P8">4- the header also much smaller</text:p>
      <text:p text:style-name="P8"/>
      <text:p text:style-name="P4">the size is : 16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22:15:09.030622139</meta:creation-date>
    <dc:date>2023-12-18T23:10:30.935331836</dc:date>
    <meta:editing-duration>PT51S</meta:editing-duration>
    <meta:editing-cycles>1</meta:editing-cycles>
    <meta:document-statistic meta:table-count="0" meta:image-count="0" meta:object-count="0" meta:page-count="2" meta:paragraph-count="32" meta:word-count="222" meta:character-count="1627" meta:non-whitespace-character-count="1427"/>
    <meta:generator>LibreOffice/7.3.7.2$Linux_X86_64 LibreOffice_project/30$Build-2</meta:generator>
  </office:meta>
</office:document-meta>
</file>